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3cm" draw:marker-start-width="0.5cm" draw:marker-end-width="0.5cm" draw:fill="solid" draw:fill-color="#e6e6e6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ccccff" draw:textarea-horizontal-align="left" draw:auto-grow-height="true" draw:auto-grow-width="false" fo:min-height="0cm" fo:min-width="2.18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ccccff" draw:textarea-horizontal-align="left" draw:auto-grow-height="true" draw:auto-grow-width="false" fo:min-height="0cm" fo:min-width="2.2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solid" draw:fill-color="#cccc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6" style:family="paragraph">
      <style:paragraph-properties fo:margin-left="0cm" fo:margin-right="0cm" fo:text-indent="0cm"/>
      <style:text-properties fo:font-family="'Courier 10 Pitch'" style:font-pitch="fixed"/>
    </style:style>
    <style:style style:name="P7" style:family="paragraph">
      <style:text-properties fo:font-family="'Arial Black'" style:font-pitch="variable" fo:font-size="22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family="'Arial Black'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3.721cm" svg:height="2.605cm" svg:x="1.198cm" svg:y="18.437cm">
          <text:p text:style-name="P1">Akk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3cm" svg:height="2.605cm" svg:x="0.413cm" svg:y="15.298cm">
          <text:p text:style-name="P1">Spannungs-</text:p>
          <text:p text:style-name="P1">stabilisier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21cm" svg:height="2.605cm" svg:x="2.73cm" svg:y="23.402cm">
          <text:p text:style-name="P1">Moto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21cm" svg:height="2.605cm" svg:x="7.114cm" svg:y="23.402cm">
          <text:p text:style-name="P1">Moto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21cm" svg:height="2.605cm" svg:x="11.413cm" svg:y="2.193cm">
          <text:p text:style-name="P1">Display</text:p>
          <text:p text:style-name="P1">User-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21cm" svg:height="2.605cm" svg:x="5.996cm" svg:y="2.524cm">
          <text:p text:style-name="P1">Lenk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21cm" svg:height="2.605cm" svg:x="0.786cm" svg:y="6.285cm">
          <text:p text:style-name="P1">ISP</text:p>
          <text:p text:style-name="P1">Program-</text:p>
          <text:p text:style-name="P1">mier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21cm" svg:height="2.605cm" svg:x="0.786cm" svg:y="9.2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96cm" svg:height="2.605cm" svg:x="12.652cm" svg:y="23.44cm">
          <text:p text:style-name="P1">Tacho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9cm" svg:height="2.605cm" svg:x="16.375cm" svg:y="23.399cm">
          <text:p text:style-name="P1">Tacho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21cm" svg:height="2.605cm" svg:x="16.661cm" svg:y="19.307cm">
          <text:p text:style-name="P1">Licht-</text:p>
          <text:p text:style-name="P1">schranken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10.543cm" svg:height="5.581cm" svg:x="8.061cm" svg:y="10.293cm">
            <text:p text:style-name="P1">uController<text:tab/><text:tab/><text:tab/><text:tab/></text:p>
            <text:p text:style-name="P1"/>
            <text:p text:style-name="P1">Atmel<text:tab/><text:tab/><text:tab/><text:tab/></text:p>
            <text:p text:style-name="P1">Atmega128<text:tab/><text:tab/><text:tab/><text:tab/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65cm" svg:height="1.653cm" svg:x="15.875cm" svg:y="10.418cm">
            <text:p text:style-name="P1">Gyro1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24cm" svg:height="1.405cm" svg:x="15.834cm" svg:y="12.196cm">
            <text:p text:style-name="P1">Gyro2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309cm" svg:height="1.735cm" svg:x="15.007cm" svg:y="13.891cm">
            <text:p text:style-name="P1">Accelero-</text:p>
            <text:p text:style-name="P1">meter</text:p>
            <draw:enhanced-geometry svg:viewBox="0 0 21600 21600" draw:type="rectangle" draw:enhanced-path="M 0 0 L 21600 0 21600 21600 0 21600 0 0 Z N"/>
          </draw:custom-shape>
        </draw:g>
        <draw:line draw:style-name="gr2" draw:text-style-name="P2" draw:layer="layout" svg:x1="7.69cm" svg:y1="5.126cm" svg:x2="9.013cm" svg:y2="10.294cm">
          <text:p/>
        </draw:line>
        <draw:line draw:style-name="gr2" draw:text-style-name="P2" draw:layer="layout" svg:x1="13.271cm" svg:y1="4.795cm" svg:x2="11.493cm" svg:y2="10.294cm">
          <text:p/>
        </draw:line>
        <draw:line draw:style-name="gr2" draw:text-style-name="P2" draw:layer="layout" svg:x1="4.507cm" svg:y1="7.524cm" svg:x2="8.062cm" svg:y2="11.203cm">
          <text:p/>
        </draw:line>
        <draw:line draw:style-name="gr2" draw:text-style-name="P2" draw:layer="layout" svg:x1="4.507cm" svg:y1="10.459cm" svg:x2="8.062cm" svg:y2="12.733cm">
          <text:p/>
        </draw:line>
        <draw:line draw:style-name="gr3" draw:text-style-name="P2" draw:layer="layout" svg:x1="2.894cm" svg:y1="18.479cm" svg:x2="2.894cm" svg:y2="17.9cm">
          <text:p/>
        </draw:line>
        <draw:line draw:style-name="gr2" draw:text-style-name="P2" draw:layer="layout" svg:x1="5.044cm" svg:y1="16.33cm" svg:x2="8.062cm" svg:y2="14.304cm">
          <text:p/>
        </draw:line>
        <draw:line draw:style-name="gr2" draw:text-style-name="P2" draw:layer="layout" svg:x1="4.92cm" svg:y1="19.595cm" svg:x2="8.062cm" svg:y2="14.386cm">
          <text:p/>
        </draw:line>
        <draw:line draw:style-name="gr2" draw:text-style-name="P2" draw:layer="layout" svg:x1="4.507cm" svg:y1="23.399cm" svg:x2="4.501cm" svg:y2="22.204cm">
          <text:p/>
        </draw:line>
        <draw:line draw:style-name="gr2" draw:text-style-name="P2" draw:layer="layout" svg:x1="8.847cm" svg:y1="23.399cm" svg:x2="8.845cm" svg:y2="22.152cm">
          <text:p/>
        </draw:line>
        <draw:line draw:style-name="gr2" draw:text-style-name="P2" draw:layer="layout" svg:x1="4.503cm" svg:y1="22.21cm" svg:x2="8.832cm" svg:y2="22.204cm">
          <text:p/>
        </draw:line>
        <draw:line draw:style-name="gr2" draw:text-style-name="P2" draw:layer="layout" svg:x1="8.819cm" svg:y1="22.177cm" svg:x2="8.838cm" svg:y2="15.857cm">
          <text:p/>
        </draw:line>
        <draw:line draw:style-name="gr2" draw:text-style-name="P2" draw:layer="layout" svg:x1="13.909cm" svg:y1="23.445cm" svg:x2="13.909cm" svg:y2="15.893cm">
          <text:p/>
        </draw:line>
        <draw:line draw:style-name="gr2" draw:text-style-name="P2" draw:layer="layout" svg:x1="13.909cm" svg:y1="22.545cm" svg:x2="17.713cm" svg:y2="22.545cm">
          <text:p/>
        </draw:line>
        <draw:line draw:style-name="gr2" draw:text-style-name="P2" draw:layer="layout" svg:x1="17.658cm" svg:y1="22.545cm" svg:x2="17.658cm" svg:y2="23.39cm">
          <text:p/>
        </draw:line>
        <draw:line draw:style-name="gr2" draw:text-style-name="P2" draw:layer="layout" svg:x1="17.62cm" svg:y1="15.875cm" svg:x2="17.62cm" svg:y2="19.309cm">
          <text:p/>
        </draw:line>
        <draw:frame draw:style-name="gr4" draw:text-style-name="P4" draw:layer="layout" svg:width="14.678cm" svg:height="2.335cm" svg:x="1.032cm" svg:y="26.933cm">
          <draw:text-box>
            <text:p text:style-name="P3"><text:span text:style-name="T1">Segway</text:span></text:p>
            <text:p text:style-name="P3"><text:span text:style-name="T1">Verkabelung und beteiligte Komponenten</text:span></text:p>
            <text:p text:style-name="P3"><text:span text:style-name="T1">blaue Kästen: Namen der Steckverbinder auf dem Controllerboard</text:span></text:p>
            <text:p text:style-name="P3"><text:span text:style-name="T1">RO, 19.10.2006</text:span></text:p>
          </draw:text-box>
        </draw:frame>
        <draw:frame draw:style-name="gr5" draw:text-style-name="P5" draw:layer="layout" svg:width="2.784cm" svg:height="0.927cm" svg:x="11.088cm" svg:y="9.763cm">
          <draw:text-box>
            <text:p text:style-name="P5"><text:span text:style-name="T2">Display</text:span></text:p>
          </draw:text-box>
        </draw:frame>
        <draw:frame draw:style-name="gr6" draw:text-style-name="P5" draw:layer="layout" svg:width="2.89cm" svg:height="0.927cm" svg:x="7.8cm" svg:y="9.371cm">
          <draw:text-box>
            <text:p text:style-name="P5"><text:span text:style-name="T2">Lenkung</text:span></text:p>
          </draw:text-box>
        </draw:frame>
        <draw:frame draw:style-name="gr7" draw:text-style-name="P5" draw:layer="layout" svg:width="1.478cm" svg:height="0.927cm" svg:x="7.587cm" svg:y="10.623cm">
          <draw:text-box>
            <text:p text:style-name="P5"><text:span text:style-name="T2">ISP</text:span></text:p>
          </draw:text-box>
        </draw:frame>
        <draw:frame draw:style-name="gr5" draw:text-style-name="P5" draw:layer="layout" svg:width="2.784cm" svg:height="0.927cm" svg:x="6.583cm" svg:y="12.301cm">
          <draw:text-box>
            <text:p text:style-name="P5"><text:span text:style-name="T2">RS232</text:span></text:p>
          </draw:text-box>
        </draw:frame>
        <draw:frame draw:style-name="gr5" draw:text-style-name="P5" draw:layer="layout" svg:width="2.391cm" svg:height="0.927cm" svg:x="6.762cm" svg:y="14.338cm">
          <draw:text-box>
            <text:p text:style-name="P5"><text:span text:style-name="T2">Power</text:span></text:p>
          </draw:text-box>
        </draw:frame>
        <draw:frame draw:style-name="gr5" draw:text-style-name="P5" draw:layer="layout" svg:width="2.784cm" svg:height="0.927cm" svg:x="8.192cm" svg:y="15.555cm">
          <draw:text-box>
            <text:p text:style-name="P5"><text:span text:style-name="T2">Motor</text:span></text:p>
          </draw:text-box>
        </draw:frame>
        <draw:frame draw:style-name="gr5" draw:text-style-name="P5" draw:layer="layout" svg:width="2.213cm" svg:height="0.927cm" svg:x="12.553cm" svg:y="15.555cm">
          <draw:text-box>
            <text:p text:style-name="P5"><text:span text:style-name="T2">Tacho</text:span></text:p>
          </draw:text-box>
        </draw:frame>
        <draw:frame draw:style-name="gr4" draw:text-style-name="P7" draw:layer="layout" svg:width="11.143cm" svg:height="1.443cm" svg:x="5.334cm" svg:y="0.289cm">
          <draw:text-box>
            <text:p text:style-name="P6"><text:span text:style-name="T3">Verkabelung und Steck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9T22:49:22</meta:creation-date>
    <dc:date>2006-10-19T23:10:31</dc:date>
    <dc:language>de-DE</dc:language>
    <meta:editing-cycles>4</meta:editing-cycles>
    <meta:editing-duration>PT21M11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